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letter-spacing="normal" fo:language="zxx" fo:country="none" fo:font-style="normal" fo:font-weight="normal" officeooo:rsid="001baf9c" officeooo:paragraph-rsid="001baf9c" style:language-asian="zxx" style:country-asian="none" style:language-complex="zxx" style:country-complex="none"/>
    </style:style>
    <style:style style:name="P2" style:family="paragraph" style:parent-style-name="Standard">
      <style:text-properties fo:font-variant="normal" fo:text-transform="none" fo:letter-spacing="normal" fo:language="zxx" fo:country="none" fo:font-style="normal" fo:font-weight="normal" officeooo:rsid="001e61d8" officeooo:paragraph-rsid="001e61d8" style:language-asian="zxx" style:country-asian="none" style:language-complex="zxx" style:country-complex="none"/>
    </style:style>
    <style:style style:name="P3" style:family="paragraph" style:parent-style-name="Standard">
      <style:text-properties fo:font-variant="normal" fo:text-transform="none" fo:letter-spacing="normal" fo:language="zxx" fo:country="none" fo:font-style="normal" fo:font-weight="normal" officeooo:rsid="001f3ca4" officeooo:paragraph-rsid="001f3ca4" style:language-asian="zxx" style:country-asian="none" style:language-complex="zxx" style:country-complex="none"/>
    </style:style>
    <style:style style:name="P4" style:family="paragraph" style:parent-style-name="Standard">
      <style:text-properties fo:font-variant="normal" fo:text-transform="none" fo:color="#c9211e" fo:letter-spacing="normal" fo:language="zxx" fo:country="none" fo:font-style="normal" fo:font-weight="normal" officeooo:rsid="001baf9c" officeooo:paragraph-rsid="001baf9c" style:language-asian="zxx" style:country-asian="none" style:language-complex="zxx" style:country-complex="none"/>
    </style:style>
    <style:style style:name="P5" style:family="paragraph" style:parent-style-name="Standard">
      <style:text-properties fo:font-variant="normal" fo:text-transform="none" fo:color="#c9211e" fo:letter-spacing="normal" fo:language="zxx" fo:country="none" fo:font-style="normal" fo:font-weight="normal" officeooo:rsid="001f3ca4" officeooo:paragraph-rsid="001e61d8" style:language-asian="zxx" style:country-asian="none" style:language-complex="zxx" style:country-complex="none"/>
    </style:style>
    <style:style style:name="P6" style:family="paragraph" style:parent-style-name="Standard">
      <style:text-properties fo:font-variant="normal" fo:text-transform="none" fo:color="#c9211e" fo:letter-spacing="normal" fo:language="zxx" fo:country="none" fo:font-style="normal" fo:font-weight="normal" officeooo:rsid="001f3ca4" officeooo:paragraph-rsid="001f3ca4" style:language-asian="zxx" style:country-asian="none" style:language-complex="zxx" style:country-complex="none"/>
    </style:style>
    <style:style style:name="P7" style:family="paragraph" style:parent-style-name="Standard">
      <style:text-properties fo:font-variant="normal" fo:text-transform="none" fo:color="#0000dc" fo:letter-spacing="normal" fo:language="zxx" fo:country="none" fo:font-style="normal" fo:font-weight="normal" officeooo:rsid="0020bde4" officeooo:paragraph-rsid="0020bde4" style:language-asian="zxx" style:country-asian="none" style:language-complex="zxx" style:country-complex="none"/>
    </style:style>
    <style:style style:name="P8" style:family="paragraph" style:parent-style-name="Standard">
      <style:text-properties fo:font-variant="normal" fo:text-transform="none" fo:color="#0000dc" fo:font-size="12pt" fo:letter-spacing="normal" fo:language="zxx" fo:country="none" fo:font-style="normal" fo:font-weight="normal" officeooo:rsid="001e61d8" officeooo:paragraph-rsid="001e61d8" style:font-size-asian="12pt" style:language-asian="zxx" style:country-asian="none" style:font-size-complex="12pt" style:language-complex="zxx" style:country-complex="none"/>
    </style:style>
    <style:style style:name="P9" style:family="paragraph" style:parent-style-name="Standard">
      <style:text-properties officeooo:paragraph-rsid="001baf9c"/>
    </style:style>
    <style:style style:name="P10" style:family="paragraph" style:parent-style-name="Standard">
      <style:text-properties fo:color="#c9211e" fo:language="zxx" fo:country="none" officeooo:paragraph-rsid="00194a4b" style:language-asian="zxx" style:country-asian="none" style:language-complex="zxx" style:country-complex="none"/>
    </style:style>
    <style:style style:name="P11" style:family="paragraph" style:parent-style-name="Standard">
      <style:text-properties fo:color="#c9211e" fo:language="zxx" fo:country="none" officeooo:paragraph-rsid="0026eb6e" style:language-asian="zxx" style:country-asian="none" style:language-complex="zxx" style:country-complex="none"/>
    </style:style>
    <style:style style:name="P12" style:family="paragraph" style:parent-style-name="Standard">
      <style:text-properties fo:color="#c9211e" fo:language="zxx" fo:country="none" officeooo:paragraph-rsid="001e61d8" style:language-asian="zxx" style:country-asian="none" style:language-complex="zxx" style:country-complex="none"/>
    </style:style>
    <style:style style:name="P13" style:family="paragraph" style:parent-style-name="Standard">
      <style:text-properties fo:color="#c9211e" fo:language="zxx" fo:country="none" officeooo:paragraph-rsid="001f3ca4" style:language-asian="zxx" style:country-asian="none" style:language-complex="zxx" style:country-complex="none"/>
    </style:style>
    <style:style style:name="P14" style:family="paragraph" style:parent-style-name="Standard">
      <style:text-properties fo:color="#c9211e" fo:language="zxx" fo:country="none" officeooo:paragraph-rsid="002b96a7" style:language-asian="zxx" style:country-asian="none" style:language-complex="zxx" style:country-complex="none"/>
    </style:style>
    <style:style style:name="P15" style:family="paragraph" style:parent-style-name="Standard">
      <style:text-properties fo:color="#0000dc" fo:font-size="12pt" fo:language="zxx" fo:country="none" officeooo:rsid="0029b923" officeooo:paragraph-rsid="0029b923" style:font-size-asian="12pt" style:language-asian="zxx" style:country-asian="none" style:font-size-complex="12pt" style:language-complex="zxx" style:country-complex="none"/>
    </style:style>
    <style:style style:name="P16" style:family="paragraph" style:parent-style-name="Standard">
      <style:text-properties fo:color="#0000dc" fo:font-size="12pt" fo:language="zxx" fo:country="none" officeooo:paragraph-rsid="002871ac" style:font-size-asian="12pt" style:language-asian="zxx" style:country-asian="none" style:font-size-complex="12pt" style:language-complex="zxx" style:country-complex="none"/>
    </style:style>
    <style:style style:name="P17" style:family="paragraph" style:parent-style-name="Standard">
      <style:text-properties fo:color="#0000dc" fo:language="zxx" fo:country="none" officeooo:paragraph-rsid="001e61d8" style:language-asian="zxx" style:country-asian="none" style:language-complex="zxx" style:country-complex="none"/>
    </style:style>
    <style:style style:name="P18" style:family="paragraph" style:parent-style-name="Standard">
      <style:text-properties fo:color="#0000dc" fo:language="zxx" fo:country="none" officeooo:paragraph-rsid="001f3ca4" style:language-asian="zxx" style:country-asian="none" style:language-complex="zxx" style:country-complex="none"/>
    </style:style>
    <style:style style:name="P19" style:family="paragraph" style:parent-style-name="Standard">
      <style:text-properties fo:color="#0000dc" fo:language="zxx" fo:country="none" officeooo:paragraph-rsid="0020bde4" style:language-asian="zxx" style:country-asian="none" style:language-complex="zxx" style:country-complex="none"/>
    </style:style>
    <style:style style:name="P20" style:family="paragraph" style:parent-style-name="Standard">
      <style:text-properties officeooo:paragraph-rsid="00291395"/>
    </style:style>
    <style:style style:name="P21" style:family="paragraph" style:parent-style-name="Standard">
      <style:text-properties officeooo:paragraph-rsid="0029b923"/>
    </style:style>
    <style:style style:name="P22" style:family="paragraph" style:parent-style-name="Standard">
      <style:text-properties fo:language="zxx" fo:country="none" officeooo:rsid="002337b3" officeooo:paragraph-rsid="002337b3" style:language-asian="zxx" style:country-asian="none" style:language-complex="zxx" style:country-complex="none"/>
    </style:style>
    <style:style style:name="P23" style:family="paragraph" style:parent-style-name="Standard">
      <style:text-properties fo:language="zxx" fo:country="none" officeooo:paragraph-rsid="00194a4b" style:language-asian="zxx" style:country-asian="none" style:language-complex="zxx" style:country-complex="none"/>
    </style:style>
    <style:style style:name="P24" style:family="paragraph" style:parent-style-name="Standard">
      <style:text-properties fo:language="zxx" fo:country="none" officeooo:rsid="00194a4b" officeooo:paragraph-rsid="00194a4b" style:language-asian="zxx" style:country-asian="none" style:language-complex="zxx" style:country-complex="none"/>
    </style:style>
    <style:style style:name="P25" style:family="paragraph" style:parent-style-name="Standard">
      <style:text-properties fo:language="zxx" fo:country="none" officeooo:paragraph-rsid="0020bde4" style:language-asian="zxx" style:country-asian="none" style:language-complex="zxx" style:country-complex="none"/>
    </style:style>
    <style:style style:name="P26" style:family="paragraph" style:parent-style-name="Standard">
      <style:text-properties fo:language="zxx" fo:country="none" officeooo:rsid="0024109c" officeooo:paragraph-rsid="0024109c" style:language-asian="zxx" style:country-asian="none" style:language-complex="zxx" style:country-complex="none"/>
    </style:style>
    <style:style style:name="T1" style:family="text">
      <style:text-properties officeooo:rsid="00194a4b"/>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baf9c"/>
    </style:style>
    <style:style style:name="T4" style:family="text">
      <style:text-properties fo:font-variant="normal" fo:text-transform="none" fo:letter-spacing="normal" fo:font-style="normal" fo:font-weight="normal" officeooo:rsid="001cfe1c"/>
    </style:style>
    <style:style style:name="T5" style:family="text">
      <style:text-properties fo:font-variant="normal" fo:text-transform="none" fo:letter-spacing="normal" fo:font-style="normal" fo:font-weight="normal" officeooo:rsid="001e61d8"/>
    </style:style>
    <style:style style:name="T6" style:family="text">
      <style:text-properties fo:font-variant="normal" fo:text-transform="none" fo:letter-spacing="normal" fo:font-style="normal" fo:font-weight="normal" officeooo:rsid="001f3ca4"/>
    </style:style>
    <style:style style:name="T7" style:family="text">
      <style:text-properties fo:font-variant="normal" fo:text-transform="none" fo:letter-spacing="normal" fo:font-style="normal" fo:font-weight="normal" officeooo:rsid="0021b90c"/>
    </style:style>
    <style:style style:name="T8" style:family="text">
      <style:text-properties fo:font-variant="normal" fo:text-transform="none" fo:letter-spacing="normal" fo:font-style="normal" fo:font-weight="normal" officeooo:rsid="0022804d"/>
    </style:style>
    <style:style style:name="T9" style:family="text">
      <style:text-properties fo:font-variant="normal" fo:text-transform="none" fo:letter-spacing="normal" fo:font-style="normal" fo:font-weight="normal" officeooo:rsid="0020bde4"/>
    </style:style>
    <style:style style:name="T10" style:family="text">
      <style:text-properties fo:font-variant="normal" fo:text-transform="none" fo:letter-spacing="normal" fo:font-style="normal" fo:font-weight="normal" officeooo:rsid="0024109c"/>
    </style:style>
    <style:style style:name="T11" style:family="text">
      <style:text-properties fo:font-variant="normal" fo:text-transform="none" fo:letter-spacing="normal" fo:font-style="normal" fo:font-weight="normal" officeooo:rsid="0026eb6e"/>
    </style:style>
    <style:style style:name="T12" style:family="text">
      <style:text-properties fo:font-variant="normal" fo:text-transform="none" fo:letter-spacing="normal" fo:font-style="normal" fo:font-weight="normal" officeooo:rsid="0027fca5"/>
    </style:style>
    <style:style style:name="T13" style:family="text">
      <style:text-properties fo:font-variant="normal" fo:text-transform="none" fo:letter-spacing="normal" fo:font-style="normal" fo:font-weight="normal" officeooo:rsid="002871ac"/>
    </style:style>
    <style:style style:name="T14" style:family="text">
      <style:text-properties fo:font-variant="normal" fo:text-transform="none" fo:letter-spacing="normal" fo:font-style="normal" fo:font-weight="normal" officeooo:rsid="00291395"/>
    </style:style>
    <style:style style:name="T15" style:family="text">
      <style:text-properties fo:font-variant="normal" fo:text-transform="none" fo:letter-spacing="normal" fo:font-style="normal" fo:font-weight="normal" officeooo:rsid="002b17e9"/>
    </style:style>
    <style:style style:name="T16" style:family="text">
      <style:text-properties fo:font-variant="normal" fo:text-transform="none" fo:letter-spacing="normal" fo:font-style="normal" fo:font-weight="normal" officeooo:rsid="002b96a7"/>
    </style:style>
    <style:style style:name="T17" style:family="text">
      <style:text-properties fo:font-variant="normal" fo:text-transform="none" fo:letter-spacing="normal" fo:font-style="normal" fo:font-weight="normal" officeooo:rsid="002cc4f5"/>
    </style:style>
    <style:style style:name="T18" style:family="text">
      <style:text-properties fo:font-variant="normal" fo:text-transform="none" fo:letter-spacing="normal" fo:font-style="normal" fo:font-weight="normal" officeooo:rsid="002eda69"/>
    </style:style>
    <style:style style:name="T19" style:family="text">
      <style:text-properties fo:font-variant="normal" fo:text-transform="none" fo:color="#0000dc" fo:letter-spacing="normal" fo:language="zxx" fo:country="none" fo:font-style="normal" fo:font-weight="normal" officeooo:rsid="001baf9c" style:language-asian="zxx" style:country-asian="none" style:language-complex="zxx" style:country-complex="none"/>
    </style:style>
    <style:style style:name="T20" style:family="text">
      <style:text-properties fo:font-variant="normal" fo:text-transform="none" fo:color="#0000dc" fo:letter-spacing="normal" fo:language="zxx" fo:country="none" fo:font-style="normal" fo:font-weight="normal" officeooo:rsid="00291395" style:language-asian="zxx" style:country-asian="none" style:language-complex="zxx" style:country-complex="none"/>
    </style:style>
    <style:style style:name="T21" style:family="text">
      <style:text-properties fo:font-variant="normal" fo:text-transform="none" fo:color="#0000dc" fo:letter-spacing="normal" fo:language="zxx" fo:country="none" fo:font-style="normal" fo:font-weight="normal" officeooo:rsid="0029b923" style:language-asian="zxx" style:country-asian="none" style:language-complex="zxx" style:country-complex="none"/>
    </style:style>
    <style:style style:name="T22" style:family="text">
      <style:text-properties fo:font-variant="normal" fo:text-transform="none" fo:color="#0000dc" fo:letter-spacing="normal" fo:language="zxx" fo:country="none" fo:font-style="normal" fo:font-weight="normal" officeooo:rsid="002b17e9" style:language-asian="zxx" style:country-asian="none" style:language-complex="zxx" style:country-complex="none"/>
    </style:style>
    <style:style style:name="T23" style:family="text">
      <style:text-properties fo:font-variant="normal" fo:text-transform="none" fo:color="#000000" style:font-name="Liberation Serif" fo:font-size="12pt" fo:letter-spacing="normal" fo:font-style="normal" fo:font-weight="normal" style:font-size-asian="12pt" style:font-size-complex="12pt"/>
    </style:style>
    <style:style style:name="T24" style:family="text">
      <style:text-properties fo:font-variant="normal" fo:text-transform="none" fo:color="#c9211e" fo:letter-spacing="normal" fo:language="zxx" fo:country="none" fo:font-style="normal" fo:font-weight="normal" officeooo:rsid="001baf9c" style:language-asian="zxx" style:country-asian="none" style:language-complex="zxx" style:country-complex="none"/>
    </style:style>
    <style:style style:name="T25" style:family="text">
      <style:text-properties fo:font-variant="normal" fo:text-transform="none" fo:color="#c9211e" fo:letter-spacing="normal" fo:language="zxx" fo:country="none" fo:font-style="normal" fo:font-weight="normal" officeooo:rsid="001aba4d" style:language-asian="zxx" style:country-asian="none" style:language-complex="zxx" style:country-complex="none"/>
    </style:style>
    <style:style style:name="T26" style:family="text">
      <style:text-properties fo:font-variant="normal" fo:text-transform="none" fo:color="#c9211e" fo:letter-spacing="normal" fo:language="zxx" fo:country="none" fo:font-style="normal" fo:font-weight="normal" officeooo:rsid="0021b90c" style:language-asian="zxx" style:country-asian="none" style:language-complex="zxx" style:country-complex="none"/>
    </style:style>
    <style:style style:name="T27" style:family="text">
      <style:text-properties fo:font-variant="normal" fo:text-transform="none" fo:color="#c9211e" fo:letter-spacing="normal" fo:language="zxx" fo:country="none" fo:font-style="normal" fo:font-weight="normal" officeooo:rsid="002b17e9" style:language-asian="zxx" style:country-asian="none" style:language-complex="zxx" style:country-complex="none"/>
    </style:style>
    <style:style style:name="T28" style:family="text">
      <style:text-properties officeooo:rsid="0020bde4"/>
    </style:style>
    <style:style style:name="T29" style:family="text">
      <style:text-properties officeooo:rsid="0024109c"/>
    </style:style>
    <style:style style:name="T30" style:family="text">
      <style:text-properties fo:color="#0000dc" fo:font-size="12pt" fo:language="zxx" fo:country="none" officeooo:rsid="0029b923" style:font-size-asian="12pt" style:language-asian="zxx" style:country-asian="none" style:font-size-complex="12pt" style:language-complex="zxx" style:country-complex="none"/>
    </style:style>
    <style:style style:name="T31" style:family="text">
      <style:text-properties fo:color="#0000dc" fo:font-size="12pt" fo:language="zxx" fo:country="none" officeooo:rsid="002b17e9" style:font-size-asian="12pt" style:language-asian="zxx" style:country-asian="none" style:font-size-complex="12pt" style:language-complex="zxx" style:country-complex="none"/>
    </style:style>
    <style:style style:name="T32" style:family="text">
      <style:text-properties fo:color="#0000dc" fo:font-size="12pt" fo:language="zxx" fo:country="none" officeooo:rsid="002b96a7" style:font-size-asian="12pt" style:language-asian="zxx" style:country-asian="none" style:font-size-complex="12pt" style:language-complex="zxx" style:country-complex="none"/>
    </style:style>
    <style:style style:name="T33" style:family="text">
      <style:text-properties fo:color="#000000" style:font-name="Liberation Serif" fo:font-size="12pt" officeooo:rsid="00194a4b" style:font-size-asian="12pt" style:font-size-complex="12pt"/>
    </style:style>
    <style:style style:name="T34" style:family="text">
      <style:text-properties officeooo:rsid="002b17e9"/>
    </style:style>
    <style:style style:name="T35" style:family="text">
      <style:text-properties fo:color="#c9211e" fo:language="zxx" fo:country="none" officeooo:rsid="001aba4d" style:language-asian="zxx" style:country-asian="none" style:language-complex="zxx" style:country-complex="none"/>
    </style:style>
    <style:style style:name="T36" style:family="text">
      <style:text-properties fo:color="#c9211e" fo:language="zxx" fo:country="none" officeooo:rsid="0020bde4" style:language-asian="zxx" style:country-asian="none" style:language-complex="zxx" style:country-complex="none"/>
    </style:style>
    <style:style style:name="T37" style:family="text">
      <style:text-properties fo:color="#c9211e" fo:language="zxx" fo:country="none" officeooo:rsid="002b17e9" style:language-asian="zxx" style:country-asian="none" style:language-complex="zxx" style:country-complex="none"/>
    </style:style>
    <style:style style:name="T38" style:family="text">
      <style:text-properties fo:color="#c9211e" fo:language="zxx" fo:country="none" officeooo:rsid="001baf9c" style:language-asian="zxx" style:country-asian="none" style:language-complex="zxx" style:country-complex="none"/>
    </style:style>
    <style:style style:name="T39" style:family="text">
      <style:text-properties officeooo:rsid="002cc4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Rebonjour à tous. Merci d’être ici aujourd’hui pour la réunion CSI. </text:p>
      <text:p text:style-name="P23"><text:span text:style-name="T1">Je suis en thèse sous la direction de Nicolas, Karim et Rémi. Mon sujet de thèse es</text:span><text:span text:style-name="T33">t </text:span><text:span text:style-name="T23">Transport optimal pour l'apprentissage par transfert entre les espaces</text:span></text:p>
      <text:p text:style-name="P23"><text:span text:style-name="T28">Dans cette réunion, j</text:span><text:span text:style-name="T1">e vais </text:span><text:span text:style-name="T28">vous présenter</text:span><text:span text:style-name="T1"> ce que j’ai fai</text:span><text:span text:style-name="T28">t depuis l’année dernière</text:span><text:span text:style-name="T1">.</text:span></text:p>
      <text:p text:style-name="P24"/>
      <text:p text:style-name="P10"><text:span text:style-name="T1">Je vais commencer avec une intro rapide de la distance de GW. </text:span><text:span text:style-name="T28">Plus précisement, o</text:span><text:span text:style-name="T1">n s’intéresse au graphe pondéré qui est muni </text:span><text:span text:style-name="T34">d'</text:span><text:span text:style-name="T1">une matrice d’adjacence et </text:span><text:span text:style-name="T34">d'</text:span><text:span text:style-name="T1">un histogramme associé aux noeuds </text:span><text:span text:style-name="T28">du graphe</text:span><text:span text:style-name="T1">. Etant donné 2 graphes pondérés, on définit la distance de GW entre eux comme le minimum d’un problème d’optimisation. Où on cherche un plan de transport qui minimise cette fonction d’objective. Intuitivement, on veut que les clusters dans le graphe de source soient alignés aux autres dans le graphe de cible, qui se ressemblent le plus (entre guillemets).</text:span></text:p>
      <text:p text:style-name="P10"/>
      <text:p text:style-name="P9"><text:span text:style-name="T35">On peut aussi associer un feature vecteur à chaque noeud du graphe et on obtient un graphe pondéré labelisé. </text:span><text:span text:style-name="T36">Maintenant, la</text:span><text:span text:style-name="T35"> FUGW entre 2 graphes pondérés labelisés est </text:span><text:span text:style-name="T37">définit par</text:span><text:span text:style-name="T35"> le minimum de ce problème. On a 4 termes dans sa fonction objective. Le 1er, c’est </text:span><text:span text:style-name="T24">le terme de </text:span><text:span text:style-name="T25">GW </text:span><text:span text:style-name="T24">qui</text:span><text:span text:style-name="T25"> pr</text:span><text:span text:style-name="T24">é</text:span><text:span text:style-name="T25">serves </text:span><text:span text:style-name="T24">la</text:span><text:span text:style-name="T25"> g</text:span><text:span text:style-name="T24">é</text:span><text:span text:style-name="T25">ometr</text:span><text:span text:style-name="T24">ie globale</text:span><text:span text:style-name="T25"> </text:span><text:span text:style-name="T24">de la</text:span><text:span text:style-name="T25"> structure </text:span><text:span text:style-name="T24">sous accente</text:span><text:span text:style-name="T25">. </text:span><text:span text:style-name="T38">Le terme de </text:span><text:span text:style-name="T25">Wasserstein </text:span><text:span text:style-name="T24">en bleu</text:span><text:span text:style-name="T25"> </text:span><text:span text:style-name="T24">prend en compte des alignements de source et </text:span><text:span text:style-name="T26">de </text:span><text:span text:style-name="T24">target features</text:span><text:span text:style-name="T25">. </text:span><text:span text:style-name="T24">Le terme d’unbalanced permet de ne pas transporter la masse à certaines positions entre les source et </text:span><text:span text:style-name="T27">cible</text:span><text:span text:style-name="T24">. Le terme d’entropie n’a que pour l’intérêt d’accélerer l’optimisation.</text:span></text:p>
      <text:p text:style-name="P4"/>
      <text:p text:style-name="P11"><text:span text:style-name="T3">On a colaboré avec l’equipe MIND à l’INRIA et appliqué FUGW sur les données neuro-imaging. Dans cet expériment, on cherche à aligner les cerveaux de 2 humains et à apprendre une template du cerveau, </text:span><text:span text:style-name="T15">qui est juste un barycentre</text:span><text:span text:style-name="T3">. Ici, le cerveau est représenté comme un mesh et la matrice d’adjacen</text:span><text:span text:style-name="T15">ce</text:span><text:span text:style-name="T3"> est la distance géodési</text:span><text:span text:style-name="T12">que</text:span><text:span text:style-name="T3"> sur le mesh.</text:span><text:span text:style-name="T7"> le feature est </text:span><text:span text:style-name="T11">un vecteur dans R300 dont les coordonées sont les</text:span><text:span text:style-name="T7"> functional activation maps.</text:span></text:p>
      <text:p text:style-name="P1"/>
      <text:p text:style-name="P9"><text:span text:style-name="T27">On a obtenu des résultats très favorables dans ces expé et</text:span><text:span text:style-name="T24"> notre papier a été accepté au Neurips 2022. En ce moment, on est en train de tester FUGW en grande échelle </text:span><text:span text:style-name="T26">et on a obtenu des résultats préliminaires assez encourageants</text:span><text:span text:style-name="T24">.</text:span></text:p>
      <text:p text:style-name="P1"/>
      <text:p text:style-name="P20"><text:span text:style-name="T19">Maintenant je vais parler du 2è papier accepté l’année dernière. </text:span><text:span text:style-name="T20">D’abord, on définit la notion de sample-feature space. Ici, on a 2 espace </text:span><text:span text:style-name="T22">me</text:span><text:span text:style-name="T20">sur</text:span><text:span text:style-name="T22">é</text:span><text:span text:style-name="T20"> compact, </text:span><text:span text:style-name="T21">l’espace de </text:span><text:span text:style-name="T22">sample</text:span><text:span text:style-name="T21"> </text:span><text:span text:style-name="T20">Xs muni d’une measure mu_s et </text:span><text:span text:style-name="T21">l’espace de feature </text:span><text:span text:style-name="T20">X</text:span><text:span text:style-name="T21">f</text:span><text:span text:style-name="T20"> muni d’une mesure mu_f. On introduit aussi </text:span><text:span text:style-name="T21">l’intéraction xi, qui est juste</text:span><text:span text:style-name="T20"> une fonction intégrable </text:span><text:span text:style-name="T21">à valeur réelle</text:span><text:span text:style-name="T20"> définit sur l’espace produit et on apelle ce triple </text:span><text:span text:style-name="T21">un</text:span><text:span text:style-name="T20"> sample-feature space. Par exemple, dans le cas discret, on peut voir l’</text:span><text:span text:style-name="T21">intéraction</text:span><text:span text:style-name="T20"> xi comme </text:span><text:span text:style-name="T22">la</text:span><text:span text:style-name="T20"> </text:span><text:span text:style-name="T21">coordonée de la matrice en entrée.</text:span><text:span text:style-name="T20"> <text:s/></text:span><text:span text:style-name="T21">Et </text:span><text:span text:style-name="T30">Xs, Xf sont simplement les indices des lignes et des colonnes.</text:span></text:p>
      <text:p text:style-name="P15"/>
      <text:p text:style-name="P15">Maintenant, étant donné 2 sample-feature space, on peut définir le UCOOT entre eux comme le minimum de ce probleme d’optim, où on cherche <text:span text:style-name="T34">simultanément </text:span>2 plans <text:span text:style-name="T34">de transport</text:span> qui minimise<text:span text:style-name="T34">nt</text:span> cette fonction objective</text:p>
      <text:p text:style-name="P21"><text:span text:style-name="T31">Son</text:span><text:span text:style-name="T30"> terme d’intégrale représent le cout </text:span><text:span text:style-name="T32">de</text:span><text:span text:style-name="T30"> transport </text:span><text:span text:style-name="T32">qui est la différence élement-wise entre</text:span><text:span text:style-name="T30"> 2 intéractions. L</text:span><text:span text:style-name="T32">a</text:span><text:span text:style-name="T30"> 2è somme se ressemblent bien à celle dans FUGW, qui dit en gros, on doit pas </text:span><text:span text:style-name="T32">forcément t</text:span><text:span text:style-name="T30">ransporter toutes les masses d</text:span><text:span text:style-name="T32">u</text:span><text:span text:style-name="T30"> source </text:span><text:span text:style-name="T32">vers le</text:span><text:span text:style-name="T30"> cible.</text:span></text:p>
      <text:p text:style-name="P16"><text:span text:style-name="T4">On peut montrer que ce problème admet toujours une solution. </text:span><text:span text:style-name="T14">La propriété la plus importante de</text:span><text:span text:style-name="T4"> UCOOT, c’est qu’il est </text:span><text:span text:style-name="T7">très</text:span><text:span text:style-name="T4"> robust aux bruits et aux anomalies.</text:span></text:p>
      <text:p text:style-name="P8"/>
      <text:p text:style-name="P17"><text:span text:style-name="T5">Pour résumer, </text:span><text:span text:style-name="T7">ma contribution</text:span><text:span text:style-name="T5">, j’ai formalisé le framework et montré </text:span><text:span text:style-name="T7">tous les résultats théoriques</text:span><text:span text:style-name="T5">. J’ai </text:span><text:span text:style-name="T7">aussi réalisé l’expériment sur l’adaptation de domaine hétérogène</text:span><text:span text:style-name="T5">. On a aussi colaboré avec l’équipe biologistes à l’université de Brown et </text:span><text:span text:style-name="T7">réussi à appliquer</text:span><text:span text:style-name="T5"> UCOOT sur les données multi-omics. </text:span><text:span text:style-name="T13">A la fin, n</text:span><text:span text:style-name="T5">otre papier a été accepté au AAAI.</text:span></text:p>
      <text:p text:style-name="P2"/>
      <text:p text:style-name="P14"><text:soft-page-break/><text:span text:style-name="T7">Donc, c</text:span><text:span text:style-name="T5">e sont 2 projets réalisés l’année dernière. Maintenant je vous parle des projets </text:span><text:span text:style-name="T16">les plus récents</text:span><text:span text:style-name="T5">. Le 1er, c’est sur une variation de la distance de GW. </text:span><text:span text:style-name="T7">On a 2 motivations principales</text:span><text:span text:style-name="T5">. On sait que la distance de GW est invariante par transformation isometrique, car la matrice de distance n’est toujour pas impacté</text:span><text:span text:style-name="T16">e</text:span><text:span text:style-name="T5"> </text:span><text:span text:style-name="T7">dans ce cas</text:span><text:span text:style-name="T5">. Mais </text:span><text:span text:style-name="T7">ça veut aussi dire qu’</text:span><text:span text:style-name="T5">il y a </text:span><text:span text:style-name="T7">beaucoup</text:span><text:span text:style-name="T5"> des isométries et qu’elles n’ont pas forcément les même sens, par exemple le chiffre 6 et 9 sont géometriquement équivalent mais apparament ils représentent des chiffres différents. En plus, </text:span><text:span text:style-name="T16">dans </text:span><text:span text:style-name="T5">GW, </text:span><text:span text:style-name="T7">tous les features sont aggrégés dans la distance, </text:span><text:span text:style-name="T16">donc elles ne sont pas bien exploités</text:span><text:span text:style-name="T7">. </text:span><text:span text:style-name="T8">Et </text:span><text:span text:style-name="T16">là où </text:span><text:span text:style-name="T17">on a besoin de </text:span><text:span text:style-name="T16">COOT.</text:span></text:p>
      <text:p text:style-name="P14"><text:span text:style-name="T5"><text:s/></text:span></text:p>
      <text:p text:style-name="P12"><text:span text:style-name="T5">Donc, on propose de combiner COOT et GW et qu’on appelle cet combinaison Augmented GW. Comme COOT, on cherche 2 plans transport qui minimise</text:span><text:span text:style-name="T17">nt</text:span><text:span text:style-name="T5"> une combinaison convex de GW et COOT, </text:span><text:span text:style-name="T8">un peu près</text:span><text:span text:style-name="T5">. </text:span><text:span text:style-name="T8">Intuitivement,</text:span><text:span text:style-name="T5"> si alpha tend vers 0, alors on approche COOT et quand alpha tend vers 1, on approche GW. On peut aussi montrer que </text:span><text:span text:style-name="T6">AGW s’intéresse à vachement moins des isométries </text:span><text:span text:style-name="T8">que GW</text:span><text:span text:style-name="T6"> et </text:span><text:span text:style-name="T8">souvent </text:span><text:span text:style-name="T6">dans nos expériments, </text:span><text:span text:style-name="T8">ce sont</text:span><text:span text:style-name="T6"> des bonnes.</text:span></text:p>
      <text:p text:style-name="P5"/>
      <text:p text:style-name="P6">Pour résumer ma contribution, j’ai formalisé la framework et réalisé toute l’analyse théorique de cette divergence. En colaboration toujours avec l’équipe à l’université de Brown, on a obtenu des résultats très favorables avec AGW et on a soumis ce papier à Neurips la semaine derniere.</text:p>
      <text:p text:style-name="P3"/>
      <text:p text:style-name="P13"><text:span text:style-name="T6">Il nous reste à bien comprendre les isométries concernées par AGW. Je dirais qu’en ce moment, on comprend </text:span><text:span text:style-name="T10">7</text:span><text:span text:style-name="T6">0% comment </text:span><text:span text:style-name="T8">elle</text:span><text:span text:style-name="T6"> marche. Il nous faut aussi comparer avec les autres méthodes récemment proposées.</text:span></text:p>
      <text:p text:style-name="P3"/>
      <text:p text:style-name="P18"><text:span text:style-name="T6">Le 2è projet que j’ai commencé la semaine dernière, c’est sur le joint distribibution COOT. Notre motivation est la suivante. Supposons on a des données de source labelisés et de cible non-labelisés, et que les données </text:span><text:span text:style-name="T10">de source et de cible</text:span><text:span text:style-name="T6"> se trouvent dans le meme espace. Une tache classique en machine learning, c’est d’entrainer un classifier qui marche bien sur les données de cible, en utilisant les </text:span><text:span text:style-name="T17">données de </text:span><text:span text:style-name="T6">source labelisées. Il y a un travaux qui résoud ce problème à l’aide du transport optimal. Cet approche est appelée Joint distribution </text:span><text:span text:style-name="T8">OT</text:span><text:span text:style-name="T6">, où on cherche à apprendre un classifier qui minimise la distance de Wasserstein entre les données jointe de source et de cible estimés. </text:span></text:p>
      <text:p text:style-name="P3"/>
      <text:p text:style-name="P19"><text:span text:style-name="T10">Notre intérêt pricipal dans ce projet</text:span><text:span text:style-name="T9">, </text:span><text:span text:style-name="T10">c’est le</text:span><text:span text:style-name="T9"> cas où le source et cible ne sont plus comparables, par exemple </text:span><text:span text:style-name="T8">les </text:span><text:span text:style-name="T9">points dans R3 versus </text:span><text:span text:style-name="T8">les </text:span><text:span text:style-name="T9">points dans R5. Grace au succès de COOT, on propose </text:span><text:span text:style-name="T8">de</text:span><text:span text:style-name="T9"> remplacer Wasserstein par COOT et on introduit </text:span><text:span text:style-name="T8">le </text:span><text:span text:style-name="T9">Joint distribution COOT. On peut aussi </text:span><text:span text:style-name="T13">tenter qqc de plus puissante. On l’appelle</text:span><text:span text:style-name="T9"> </text:span><text:span text:style-name="T13">D</text:span><text:span text:style-name="T9">eep-JDCOOT, où on veut en plus projeter les données dans les espaces latents en espérant que le classifier marche </text:span><text:span text:style-name="T10">encore </text:span><text:span text:style-name="T9">mieux sur ces espaces. </text:span><text:span text:style-name="T13">Typiquement, les fonctions g ici sont les réseaux neurones. </text:span><text:span text:style-name="T18">C'est pour ça on l'appelle Deep-JDCOOT.</text:span></text:p>
      <text:p text:style-name="P7"/>
      <text:p text:style-name="P19"><text:span text:style-name="T9">Le projet a déjà commencé il y a quelques temps, donc le papier </text:span><text:span text:style-name="T8">est déjà pas mal dirigé</text:span><text:span text:style-name="T9">. Le code et </text:span><text:span text:style-name="T10">les </text:span><text:span text:style-name="T9">expériments sont implémenté</text:span><text:span text:style-name="T8">s</text:span><text:span text:style-name="T9"> par </text:span><text:span text:style-name="T8">un ancien doctorant mais les résultats des expé ne sont pas encore communiqués </text:span><text:span text:style-name="T18">dans le papier</text:span><text:span text:style-name="T9">. </text:span><text:span text:style-name="T8">Donc, c</text:span><text:span text:style-name="T9">e qu’il </text:span><text:span text:style-name="T8">me</text:span><text:span text:style-name="T9"> reste à faire, c’est de finaliser la rédaction du papier, </text:span><text:span text:style-name="T8">relancer</text:span><text:span text:style-name="T9"> les experiments </text:span><text:span text:style-name="T8">et </text:span><text:span text:style-name="T10">re</text:span><text:span text:style-name="T8">vérifier le résultat théorique.</text:span></text:p>
      <text:p text:style-name="P25"><text:span text:style-name="T8"/></text:p>
      <text:p text:style-name="P26"><text:span text:style-name="T8">D</text:span><text:span text:style-name="T2">onc pour résumer, depuis le début de thèse, j’ai 3 papiers accepté et 1 papier </text:span><text:span text:style-name="T17">récemment </text:span><text:span text:style-name="T2">soumis. Voici la liste de</text:span><text:span text:style-name="T17">s</text:span><text:span text:style-name="T2"> formation</text:span><text:span text:style-name="T17">s</text:span><text:span text:style-name="T2"> suivie. </text:span><text:span text:style-name="T17">Pas bcp de nouveau </text:span><text:span text:style-name="T18">en comparant </text:span><text:span text:style-name="T17">avec l'année dernière. </text:span><text:span text:style-name="T2">Merci pour votre atten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1T23:50:00.219827546</meta:creation-date>
    <dc:date>2023-06-02T10:51:36.161243630</dc:date>
    <meta:editing-duration>PT35M9S</meta:editing-duration>
    <meta:editing-cycles>3</meta:editing-cycles>
    <meta:generator>LibreOffice/6.4.7.2$Linux_X86_64 LibreOffice_project/40$Build-2</meta:generator>
    <meta:document-statistic meta:table-count="0" meta:image-count="0" meta:object-count="0" meta:page-count="2" meta:paragraph-count="21" meta:word-count="1202" meta:character-count="7177" meta:non-whitespace-character-count="5991"/>
  </office:meta>
</office:document-meta>
</file>